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David CLM" svg:font-family="'David CLM'"/>
    <style:font-face style:name="Nachlieli CLM" svg:font-family="'Nachlieli CLM'"/>
    <style:font-face style:name="DejaVu Serif" svg:font-family="'DejaVu Serif'" style:font-family-generic="roman"/>
    <style:font-face style:name="Arial" svg:font-family="Arial" style:font-family-generic="swiss"/>
    <style:font-face style:name="Calibri" svg:font-family="Calibri" style:font-family-generic="swiss"/>
    <style:font-face style:name="FreeSans" svg:font-family="FreeSans" style:font-family-generic="swiss"/>
    <style:font-face style:name="Liberation Sans" svg:font-family="'Liberation Sans'" style:font-family-generic="swiss" style:font-pitch="variable"/>
    <style:font-face style:name="Adobe Heiti Std R" svg:font-family="'Adobe Heiti Std R'" style:font-family-generic="system" style:font-pitch="variable"/>
  </office:font-face-decls>
  <office:automatic-styles>
    <style:style style:name="P1" style:family="paragraph" style:parent-style-name="Standard">
      <style:text-properties officeooo:rsid="00157d71" officeooo:paragraph-rsid="00157d71"/>
    </style:style>
    <style:style style:name="P2" style:family="paragraph" style:parent-style-name="Standard">
      <style:text-properties officeooo:rsid="0015c19b" officeooo:paragraph-rsid="0015c19b"/>
    </style:style>
    <style:style style:name="P3" style:family="paragraph" style:parent-style-name="Standard">
      <style:text-properties officeooo:rsid="00176574" officeooo:paragraph-rsid="00176574"/>
    </style:style>
    <style:style style:name="P4" style:family="paragraph" style:parent-style-name="Standard">
      <style:text-properties officeooo:rsid="0019bccc" officeooo:paragraph-rsid="0019bccc"/>
    </style:style>
    <style:style style:name="P5" style:family="paragraph" style:parent-style-name="Heading_20_1">
      <style:text-properties officeooo:paragraph-rsid="0015c19b"/>
    </style:style>
    <style:style style:name="T1" style:family="text">
      <style:text-properties officeooo:rsid="001737f2"/>
    </style:style>
    <style:style style:name="T2" style:family="text">
      <style:text-properties officeooo:rsid="00192268"/>
    </style:style>
    <style:style style:name="T3" style:family="text">
      <style:text-properties officeooo:rsid="001b9f3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Anti Patterns</text:h>
      <text:h text:style-name="Heading_20_2" text:outline-level="2">Just because you can, does not mean you should</text:h>
      <text:p text:style-name="P2">Hello, and welcome to my lecture.</text:p>
      <text:p text:style-name="P2">The following lecture is about stuff we do as developers that not always benefit our tasks, or our sanity, but <text:span text:style-name="T1">we do them non the less.</text:span></text:p>
      <text:p text:style-name="P3">The aim of the lecture is not about making fun of you, or telling “you are wrong”, but rather to <text:span text:style-name="T2">help to identify situations or decisions, and start to question of “why am I choosing/doing/using this”, for example.</text:span></text:p>
      <text:p text:style-name="P2"/>
      <text:h text:style-name="Heading_20_2" text:outline-level="2">What, Who, Where, How ?</text:h>
      <text:p text:style-name="P4">One day, I woke up and started to ask myself why things are they way they are.<text:line-break/>Not the spiritual way, but actually my professional life.</text:p>
      <text:p text:style-name="P4">It helped me to define what is my occupation (I'm an IT developer), and also, what things are actually helps me to work better and faster, and what makes me work too damn hard.</text:p>
      <text:p text:style-name="P4"/>
      <text:p text:style-name="P4">I work as a freelancer, and many times I get pay to work in a given time frame, and not per line of code, so I <text:span text:style-name="T3">must</text:span> identify <text:span text:style-name="T3">where I'm too slow, and what makes it that way.<text:line-break/>I also have to choose the proper tools for the job, or as Abe Lincoln explained it:</text:span></text:p>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ce style:name="David CLM" svg:font-family="'David CLM'"/>
    <style:font-face style:name="Nachlieli CLM" svg:font-family="'Nachlieli CLM'"/>
    <style:font-face style:name="DejaVu Serif" svg:font-family="'DejaVu Serif'" style:font-family-generic="roman"/>
    <style:font-face style:name="Arial" svg:font-family="Arial" style:font-family-generic="swiss"/>
    <style:font-face style:name="Calibri" svg:font-family="Calibri" style:font-family-generic="swiss"/>
    <style:font-face style:name="FreeSans" svg:font-family="FreeSans" style:font-family-generic="swiss"/>
    <style:font-face style:name="Liberation Sans" svg:font-family="'Liberation Sans'" style:font-family-generic="swiss" style:font-pitch="variable"/>
    <style:font-face style:name="Adobe Heiti Std R" svg:font-family="'Adobe Heiti Std 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Adobe Heiti Std R" style:font-size-asian="10.5pt" style:language-asian="zh" style:country-asian="CN" style:font-name-complex="F"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2pt" fo:language="en" fo:country="US" style:letter-kerning="true" style:font-name-asian="Adobe Heiti Std R" style:font-size-asian="10.5pt" style:language-asian="zh" style:country-asian="CN" style:font-name-complex="F"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dobe Heiti Std R" style:font-family-asian="'Adobe Heiti Std R'" style:font-family-generic-asian="system" style:font-pitch-asian="variable" style:font-size-asian="14pt" style:font-name-complex="Arial" style:font-family-complex="Arial" style:font-family-generic-complex="swiss"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FreeSans" fo:font-family="FreeSans" style:font-family-generic="swiss" style:font-size-asian="12pt" style:font-name-complex="Nachlieli CLM"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style:font-name="FreeSans" fo:font-family="FreeSans" style:font-family-generic="swis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name="FreeSans" fo:font-family="FreeSans" style:font-family-generic="swiss" style:font-size-asian="12pt" style:font-name-complex="DejaVu Serif" style:font-family-complex="'DejaVu Serif'" style:font-family-generic-complex="roman"/>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do Kanner</meta:initial-creator>
    <meta:creation-date>2014-05-09T19:52:11.921801494</meta:creation-date>
    <meta:generator>LibreOffice/4.2.3.3$Linux_X86_64 LibreOffice_project/420m0$Build-3</meta:generator>
    <dc:date>2014-05-09T20:02:48.034816293</dc:date>
    <dc:creator>Ido Kanner</dc:creator>
    <meta:editing-duration>PT9M27S</meta:editing-duration>
    <meta:editing-cycles>7</meta:editing-cycles>
    <meta:document-statistic meta:table-count="0" meta:image-count="0" meta:object-count="0" meta:page-count="1" meta:paragraph-count="9" meta:word-count="201" meta:character-count="1032" meta:non-whitespace-character-count="840"/>
  </office:meta>
</office:document-meta>
</file>